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2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" style:family="paragraph" style:parent-style-name="Standard">
      <style:paragraph-properties fo:margin-left="0in" fo:margin-right="0in" fo:margin-top="0.1945in" fo:margin-bottom="0.1665in" style:contextual-spacing="false" fo:line-height="108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4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5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6" style:family="paragraph" style:parent-style-name="Standard">
      <style:paragraph-properties fo:margin-left="0in" fo:margin-right="0in" fo:margin-top="0.1945in" fo:margin-bottom="0.1665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7" style:family="paragraph" style:parent-style-name="Standard">
      <style:paragraph-properties fo:margin-left="3.9335in" fo:margin-right="0in" fo:margin-top="0.1945in" fo:margin-bottom="0in" style:contextual-spacing="false" fo:line-height="100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1pt" fo:font-style="normal" style:text-underline-style="none" fo:font-weight="normal" style:font-name-asian="Times New Roman1" style:font-size-asian="11pt" style:font-style-asian="normal" style:font-weight-asian="normal" style:font-name-complex="Times New Roman1" style:font-size-complex="11pt"/>
    </style:style>
    <style:style style:name="P8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9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style:text-line-through-style="none" style:text-line-through-type="none" style:text-position="0% 100%" style:font-name="Times New Roman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P10" style:family="paragraph" style:parent-style-name="Standard">
      <style:paragraph-properties fo:margin-left="0in" fo:margin-right="0in" fo:margin-top="0.1945in" fo:margin-bottom="0.1102in" style:contextual-spacing="false" fo:line-height="108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1" style:family="paragraph" style:parent-style-name="Standard">
      <style:paragraph-properties fo:margin-left="0in" fo:margin-right="0in" fo:margin-top="0.1945in" fo:margin-bottom="0in" style:contextual-spacing="false" fo:line-height="10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2" style:family="paragraph" style:parent-style-name="Standard">
      <style:paragraph-properties fo:margin-left="0in" fo:margin-right="0in" fo:margin-top="0.1945in" fo:margin-bottom="0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3" style:family="paragraph" style:parent-style-name="Standard">
      <style:paragraph-properties fo:margin-left="0in" fo:margin-right="0in" fo:margin-top="0.1945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Times New Roman"/>
    </style:style>
    <style:style style:name="P14" style:family="paragraph" style:parent-style-name="Standard">
      <style:text-properties style:font-name="Times New Roman"/>
    </style:style>
    <style:style style:name="P15" style:family="paragraph" style:parent-style-name="Standard">
      <style:text-properties style:font-name="Times New Roman" fo:font-size="12pt" officeooo:paragraph-rsid="0008f9a0" style:font-size-asian="12pt" style:font-size-complex="12pt"/>
    </style:style>
    <style:style style:name="P16" style:family="paragraph" style:parent-style-name="Standard">
      <style:text-properties style:font-name="Times New Roman" fo:font-size="12pt" style:font-size-asian="12pt" style:font-size-complex="12pt"/>
    </style:style>
    <style:style style:name="P17" style:family="paragraph" style:parent-style-name="Standard">
      <style:paragraph-properties fo:margin-left="0in" fo:margin-right="0.1181in" fo:margin-top="0in" fo:margin-bottom="0.139in" style:contextual-spacing="false" fo:line-height="115%" fo:text-align="start" style:justify-single-word="false" fo:keep-together="auto" fo:orphans="2" fo:widows="2" fo:text-indent="0.4917in" style:auto-text-indent="false" fo:break-before="auto" fo:break-after="auto" fo:padding="0in" fo:border="none" fo:keep-with-next="auto"/>
      <style:text-properties style:font-name="Times New Roman" fo:font-size="12pt" style:font-size-asian="12pt" style:font-size-complex="12pt"/>
    </style:style>
    <style:style style:name="P18" style:family="paragraph" style:parent-style-name="Standard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officeooo:paragraph-rsid="00103fb2" style:font-size-asian="12pt" style:font-size-complex="12pt"/>
    </style:style>
    <style:style style:name="P19" style:family="paragraph" style:parent-style-name="Standard">
      <style:paragraph-properties fo:margin-left="0.5in" fo:margin-right="0.1181in" fo:text-indent="0in" style:auto-text-indent="false"/>
      <style:text-properties style:font-name="Times New Roman" fo:font-size="12pt" style:font-size-asian="12pt" style:font-size-complex="12pt"/>
    </style:style>
    <style:style style:name="P20" style:family="paragraph" style:parent-style-name="Standard">
      <style:paragraph-properties fo:margin-left="0.5in" fo:margin-right="0.1181in" fo:text-indent="0in" style:auto-text-indent="false"/>
      <style:text-properties style:font-name="Times New Roman" fo:font-size="10pt" style:font-size-asian="10pt" style:font-size-complex="10pt"/>
    </style:style>
    <style:style style:name="P21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officeooo:rsid="00138844" officeooo:paragraph-rsid="00138844" style:font-name-asian="Consolas1" style:font-size-asian="10pt" style:font-name-complex="Consolas1" style:font-size-complex="10pt"/>
    </style:style>
    <style:style style:name="P22" style:family="paragraph" style:parent-style-name="Standard">
      <style:paragraph-properties fo:margin-left="0.5in" fo:line-height="50%" fo:text-indent="0in" style:auto-text-indent="false"/>
      <style:text-properties style:font-name="Times New Roman" fo:font-size="10pt" officeooo:rsid="00138844" officeooo:paragraph-rsid="00138844" style:font-name-asian="Consolas1" style:font-size-asian="10pt" style:font-name-complex="Consolas1" style:font-size-complex="10pt"/>
    </style:style>
    <style:style style:name="P23" style:family="paragraph" style:parent-style-name="Standard">
      <style:paragraph-properties fo:line-height="50%"/>
      <style:text-properties style:font-name="Times New Roman" fo:font-size="10pt" style:font-name-asian="Consolas1" style:font-size-asian="10pt" style:font-name-complex="Consolas1" style:font-size-complex="10pt"/>
    </style:style>
    <style:style style:name="P24" style:family="paragraph" style:parent-style-name="Standard">
      <style:paragraph-properties fo:line-height="150%"/>
      <style:text-properties style:font-name="Times New Roman" fo:font-size="10pt" style:font-name-asian="Consolas1" style:font-size-asian="10pt" style:font-name-complex="Consolas1" style:font-size-complex="10pt"/>
    </style:style>
    <style:style style:name="P25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solid" style:text-underline-width="auto" style:text-underline-color="font-color" fo:font-weight="bold" officeooo:rsid="00138844" officeooo:paragraph-rsid="00138844" style:font-name-asian="Consolas1" style:font-size-asian="10pt" style:font-weight-asian="bold" style:font-name-complex="Consolas1" style:font-size-complex="10pt" style:font-weight-complex="bold"/>
    </style:style>
    <style:style style:name="P26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solid" style:text-underline-width="auto" style:text-underline-color="font-color" fo:font-weight="bold" officeooo:rsid="001dbdfa" officeooo:paragraph-rsid="001dbdfa" style:font-name-asian="Consolas1" style:font-size-asian="10pt" style:font-weight-asian="bold" style:font-name-complex="Consolas1" style:font-size-complex="10pt" style:font-weight-complex="bold"/>
    </style:style>
    <style:style style:name="P27" style:family="paragraph" style:parent-style-name="Standard">
      <style:paragraph-properties fo:margin-left="0.5in" fo:margin-right="0.1181in" fo:line-height="50%" fo:text-indent="0in" style:auto-text-indent="false"/>
      <style:text-properties style:font-name="Times New Roman" fo:font-size="10pt" style:text-underline-style="none" fo:font-weight="normal" officeooo:rsid="001dbdfa" officeooo:paragraph-rsid="001dbdfa" style:font-name-asian="Consolas1" style:font-size-asian="10pt" style:font-weight-asian="normal" style:font-name-complex="Consolas1" style:font-size-complex="10pt" style:font-weight-complex="normal"/>
    </style:style>
    <style:style style:name="P28" style:family="paragraph" style:parent-style-name="Standard">
      <style:paragraph-properties fo:line-height="150%"/>
      <style:text-properties style:font-name="Times New Roman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P29" style:family="paragraph" style:parent-style-name="Standard">
      <style:paragraph-properties fo:line-height="150%"/>
      <style:text-properties style:font-name="Times New Roman" fo:font-size="10pt" fo:font-weight="normal" style:font-name-asian="Consolas1" style:font-size-asian="10pt" style:font-weight-asian="normal" style:font-name-complex="Consolas1" style:font-size-complex="10pt" style:font-weight-complex="normal"/>
    </style:style>
    <style:style style:name="P30" style:family="paragraph" style:parent-style-name="Standard">
      <style:paragraph-properties fo:margin-left="0.5in" fo:line-height="50%" fo:text-indent="0in" style:auto-text-indent="false"/>
      <style:text-properties style:font-name="Times New Roman" officeooo:paragraph-rsid="00138844"/>
    </style:style>
    <style:style style:name="P31" style:family="paragraph" style:parent-style-name="Standard">
      <style:paragraph-properties fo:margin-left="0.1181in" fo:margin-right="0.1181in" fo:margin-top="0.139in" fo:margin-bottom="0.0835in" style:contextual-spacing="false" fo:line-height="115%" fo:text-align="center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style:font-name="Times New Roman" fo:font-size="16pt" fo:font-weight="bold" style:font-size-asian="16pt" style:font-weight-asian="bold" style:font-size-complex="16pt"/>
    </style:style>
    <style:style style:name="P32" style:family="paragraph" style:parent-style-name="Standard">
      <style:paragraph-properties fo:line-height="100%"/>
      <style:text-properties style:use-window-font-color="true" loext:opacity="0%" style:font-name="Times New Roman" fo:font-size="12pt" fo:font-weight="bold" style:font-size-asian="12pt" style:font-weight-asian="bold" style:font-size-complex="12pt"/>
    </style:style>
    <style:style style:name="P33" style:family="paragraph" style:parent-style-name="Standard">
      <style:paragraph-properties fo:line-height="50%"/>
      <style:text-properties style:use-window-font-color="true" loext:opacity="0%" style:font-name="Times New Roman" fo:font-size="12pt" fo:font-weight="bold" style:font-size-asian="12pt" style:font-weight-asian="bold" style:font-size-complex="12pt"/>
    </style:style>
    <style:style style:name="P34" style:family="paragraph" style:parent-style-name="Standard" style:master-page-name="Standard">
      <style:paragraph-properties fo:margin-left="0in" fo:margin-right="0in" fo:margin-top="0in" fo:margin-bottom="0.1102in" style:contextual-spacing="false" fo:line-height="108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style:text-line-through-style="none" style:text-line-through-type="none" style:text-position="0% 100%" style:font-name="Times New Roman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P35" style:family="paragraph" style:parent-style-name="Standard" style:list-style-name="L1">
      <style:text-properties style:font-name="Times New Roman" fo:font-size="12pt" style:font-size-asian="12pt" style:font-size-complex="12pt"/>
    </style:style>
    <style:style style:name="P36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keep-together="auto" fo:orphans="2" fo:widows="2" fo:text-indent="-0.25in" style:auto-text-indent="false" fo:break-before="auto" fo:break-after="auto" fo:padding="0in" fo:border="none" fo:keep-with-next="auto"/>
      <style:text-properties style:font-name="Times New Roman" fo:font-size="12pt" style:font-size-asian="12pt" style:font-size-complex="12pt"/>
    </style:style>
    <style:style style:name="P37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style:font-size-asian="12pt" style:font-size-complex="12pt"/>
    </style:style>
    <style:style style:name="P38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fo:font-size="12pt" officeooo:paragraph-rsid="00103fb2" style:font-size-asian="12pt" style:font-size-complex="12pt"/>
    </style:style>
    <style:style style:name="P39" style:family="paragraph" style:parent-style-name="Standard" style:list-style-name="WWNum1">
      <style:paragraph-properties fo:margin-left="1in" fo:margin-right="0.1181in" fo:margin-top="0in" fo:margin-bottom="0in" style:contextual-spacing="false" fo:line-height="115%" fo:text-align="start" style:justify-single-word="false" fo:orphans="2" fo:widows="2" fo:text-indent="-0.25in" style:auto-text-indent="false" fo:padding="0in" fo:border="none"/>
      <style:text-properties style:font-name="Times New Roman" officeooo:paragraph-rsid="00103fb2"/>
    </style:style>
    <style:style style:name="P40" style:family="paragraph" style:parent-style-name="Standard">
      <style:paragraph-properties fo:margin-left="0.5in" fo:line-height="50%" fo:text-indent="0in" style:auto-text-indent="false"/>
      <style:text-properties style:font-name="Times New Roman" fo:font-size="10pt" officeooo:rsid="00138844" officeooo:paragraph-rsid="00138844" style:font-name-asian="Consolas1" style:font-size-asian="10pt" style:font-name-complex="Consolas1" style:font-size-complex="10pt"/>
    </style:style>
    <style:style style:name="P41" style:family="paragraph" style:parent-style-name="Standard">
      <style:paragraph-properties fo:line-height="150%"/>
      <style:text-properties style:font-name="Times New Roman" fo:font-size="10pt" fo:font-weight="normal" style:font-name-asian="Consolas1" style:font-size-asian="10pt" style:font-weight-asian="normal" style:font-name-complex="Consolas1" style:font-size-complex="10pt" style:font-weight-complex="normal"/>
    </style:style>
    <style:style style:name="P42" style:family="paragraph" style:parent-style-name="Standard">
      <style:paragraph-properties fo:line-height="150%"/>
      <style:text-properties style:font-name="Times New Roman" fo:font-size="10pt" fo:font-weight="bold" style:font-name-asian="Consolas1" style:font-size-asian="10pt" style:font-weight-asian="bold" style:font-name-complex="Consolas1" style:font-size-complex="10pt" style:font-weight-complex="bold"/>
    </style:style>
    <style:style style:name="T1" style:family="text">
      <style:text-properties fo:font-variant="normal" fo:text-transform="none" style:text-line-through-style="none" style:text-line-through-type="none" style:text-position="0% 100%" fo:font-size="14pt" fo:font-style="normal" style:text-underline-style="none" fo:font-weight="normal" style:font-name-asian="Times New Roman1" style:font-size-asian="14pt" style:font-style-asian="normal" style:font-weight-asian="normal" style:font-name-complex="Times New Roman1" style:font-size-complex="14pt"/>
    </style:style>
    <style:style style:name="T2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style:font-name-asian="Times New Roman1" style:font-size-asian="16pt" style:font-style-asian="normal" style:font-weight-asian="bold" style:font-name-complex="Times New Roman1" style:font-size-complex="16pt"/>
    </style:style>
    <style:style style:name="T3" style:family="text">
      <style:text-properties fo:font-variant="normal" fo:text-transform="none" style:text-line-through-style="none" style:text-line-through-type="none" style:text-position="0% 100%" fo:font-size="16pt" fo:font-style="normal" style:text-underline-style="none" fo:font-weight="bold" officeooo:rsid="001dbdfa" style:font-name-asian="Times New Roman1" style:font-size-asian="16pt" style:font-style-asian="normal" style:font-weight-asian="bold" style:font-name-complex="Times New Roman1" style:font-size-complex="16pt"/>
    </style:style>
    <style:style style:name="T4" style:family="text">
      <style:text-properties fo:font-size="12pt" fo:font-weight="bold" style:font-size-asian="12pt" style:font-weight-asian="bold" style:font-size-complex="12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officeooo:rsid="00103fb2" style:font-size-asian="12pt" style:font-size-complex="12pt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03fb2"/>
    </style:style>
    <style:style style:name="T9" style:family="text">
      <style:text-properties officeooo:rsid="001dbdfa"/>
    </style:style>
    <style:style style:name="T10" style:family="text">
      <style:text-properties officeooo:rsid="001fc439"/>
    </style:style>
    <style:style style:name="T11" style:family="text">
      <style:text-properties officeooo:rsid="002358b9"/>
    </style:style>
    <style:style style:name="T12" style:family="text">
      <style:text-properties officeooo:rsid="0023da29"/>
    </style:style>
    <style:style style:name="T13" style:family="text">
      <style:text-properties style:text-underline-style="solid" style:text-underline-width="auto" style:text-underline-color="font-color" fo:font-weight="bold" style:font-weight-asian="bold"/>
    </style:style>
    <style:style style:name="T14" style:family="text">
      <style:text-properties style:text-underline-style="solid" style:text-underline-width="auto" style:text-underline-color="font-color" fo:font-weight="bold" officeooo:rsid="0012b1ef" style:font-weight-asian="bold"/>
    </style:style>
    <style:style style:name="T15" style:family="text">
      <style:text-properties fo:font-size="10pt" style:font-size-asian="10pt" style:font-size-complex="10pt"/>
    </style:style>
    <style:style style:name="T16" style:family="text">
      <style:text-properties fo:font-size="10pt" officeooo:rsid="00138844" style:font-name-asian="Consolas1" style:font-size-asian="10pt" style:font-name-complex="Consolas1" style:font-size-complex="10pt"/>
    </style:style>
    <style:style style:name="T17" style:family="text">
      <style:text-properties officeooo:rsid="00291227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6181in" fo:text-indent="-0.25in" fo:margin-left="0.6181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8681in" fo:text-indent="-0.25in" fo:margin-left="0.8681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.1181in" fo:text-indent="-0.25in" fo:margin-left="1.118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3681in" fo:text-indent="-0.25in" fo:margin-left="1.3681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6181in" fo:text-indent="-0.25in" fo:margin-left="1.6181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8681in" fo:text-indent="-0.25in" fo:margin-left="1.8681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.1181in" fo:text-indent="-0.25in" fo:margin-left="2.1181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3681in" fo:text-indent="-0.25in" fo:margin-left="2.3681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6181in" fo:text-indent="-0.25in" fo:margin-left="2.6181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8681in" fo:text-indent="-0.25in" fo:margin-left="2.8681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Московский Авиационный Институт</text:p>
      <text:p text:style-name="P1">(Национальный Исследовательский Университет)</text:p>
      <text:p text:style-name="P10">Институт №8<text:span text:style-name="T1"> </text:span>“Компьютерные науки <text:span text:style-name="T1">и прикладн</text:span>ая<text:span text:style-name="T1"> математик</text:span>а”</text:p>
      <text:p text:style-name="P10"><text:span text:style-name="T1">Кафедра №806 </text:span>“В<text:span text:style-name="T1">ычислительн</text:span>ая<text:span text:style-name="T1"> математик</text:span>а<text:span text:style-name="T1"> и программировани</text:span>е”</text:p>
      <text:p text:style-name="P3"/>
      <text:p text:style-name="P3"/>
      <text:p text:style-name="P10"><text:span text:style-name="T2">Лабораторная работа №</text:span><text:span text:style-name="T3">3</text:span><text:span text:style-name="T2"> по курсу</text:span></text:p>
      <text:p text:style-name="P8">«Операционные системы»</text:p>
      <text:p text:style-name="P4"/>
      <text:p text:style-name="P5"/>
      <text:p text:style-name="P7"/>
      <text:p text:style-name="P7"/>
      <text:p text:style-name="P7"/>
      <text:p text:style-name="P7"/>
      <text:p text:style-name="P7"/>
      <text:p text:style-name="P7"/>
      <text:p text:style-name="P5"/>
      <text:p text:style-name="P11"><text:span text:style-name="T1">Группа: М8</text:span>О<text:span text:style-name="T1">-2</text:span>11<text:span text:style-name="T1">Б-2</text:span>3</text:p>
      <text:p text:style-name="P2">Студент: Тропн М.А.</text:p>
      <text:p text:style-name="P11"><text:span text:style-name="T1">Преподаватель: </text:span>Бахарев В.Д.</text:p>
      <text:p text:style-name="P2">Оценка: ____________________ </text:p>
      <text:p text:style-name="P11"><text:span text:style-name="T1">Дата: </text:span><text:span text:style-name="T7">02.10</text:span><text:span text:style-name="T1">.</text:span>24</text:p>
      <text:p text:style-name="P6"/>
      <text:p text:style-name="P12"/>
      <text:p text:style-name="P13"/>
      <text:p text:style-name="P13"><text:span text:style-name="T1">Москва, 202</text:span>4</text:p>
      <text:p text:style-name="P9"><text:soft-page-break/>Постановка задачи</text:p>
      <text:p text:style-name="P14"><text:span text:style-name="T4">Вариант </text:span>7<text:span text:style-name="T4">.</text:span></text:p>
      <text:p text:style-name="P15">Цель работы </text:p>
      <text:p text:style-name="P15">Приобретение практических навыков в:</text:p>
      <text:list text:style-name="L1">
        <text:list-item>
          <text:p text:style-name="P35">Управление процессами в ОС</text:p>
        </text:list-item>
        <text:list-item>
          <text:p text:style-name="P35">Обеспечение обмена данных между процессами посредством <text:span text:style-name="T9">shared memory и memory mapping</text:span></text:p>
        </text:list-item>
      </text:list>
      <text:p text:style-name="P16">Задание</text:p>
      <text:p text:style-name="P16">7 вариант) В файле записаны команды вида: «число число число&lt;endline&gt;». Дочерний процесс считает их сумму и выводит результат в стандартный поток вывода. Числа имеют тип float. Количество чисел может быть произвольным.</text:p>
      <text:p text:style-name="P9"><text:s text:c="2"/>Общий метод и алгоритм решения</text:p>
      <text:p text:style-name="P17">Использованные системные вызовы:</text:p>
      <text:list text:style-name="WWNum1">
        <text:list-item>
          <text:p text:style-name="P36">pid_t fork(void); – создает дочерний процесс. </text:p>
        </text:list-item>
        <text:list-item>
          <text:p text:style-name="P36">int shm_open(const char *__name, int __oflag, mode_t __mode) — открывает сегмент <text:span text:style-name="T11">shm</text:span></text:p>
        </text:list-item>
        <text:list-item>
          <text:p text:style-name="P37">void *mmap(void *__addr, size_t __len, int __prot, int __flags, int __fd, off_t __offset) — создает новый маппинг в виртуальном адресном пространстве</text:p>
        </text:list-item>
        <text:list-item>
          <text:p text:style-name="P37">sem_t *sem_open (const char *__name, int __oflag, …) - открывает именнованный семафор</text:p>
        </text:list-item>
        <text:list-item>
          <text:p text:style-name="P37">int sem_unlink (const char *__name) — удаляет именованный семафор</text:p>
        </text:list-item>
        <text:list-item>
          <text:p text:style-name="P37">int sem_wait(sem_t *sem) - уменьшает (блокирует) семафо</text:p>
        </text:list-item>
        <text:list-item>
          <text:p text:style-name="P37">int sem_post(sem_t *sem) - увеличивает (разблокирует) семафор</text:p>
        </text:list-item>
        <text:list-item>
          <text:p text:style-name="P37">int open(const char *pathname, int flags, mode_t mode) - открытие\создание файла</text:p>
        </text:list-item>
        <text:list-item>
          <text:p text:style-name="P37">int close(int fd) - закрыть файл</text:p>
        </text:list-item>
        <text:list-item>
          <text:p text:style-name="P37">void exit(int status) - завершения выполнения процесса и возвращение статуса</text:p>
        </text:list-item>
        <text:list-item>
          <text:p text:style-name="P37">int execv(const char *filename, char *const argv[]<text:span text:style-name="T8">)</text:span> - замена образа памяти процесса</text:p>
        </text:list-item>
        <text:list-item>
          <text:p text:style-name="P37">pid_t getpid(void) — получение <text:span text:style-name="T8">ID процесса </text:span></text:p>
        </text:list-item>
        <text:list-item>
          <text:p text:style-name="P39"><text:span text:style-name="T5">ssize_t read(int __fd, void* __buf, size_t __nbytes) — чтение из </text:span><text:span text:style-name="T6">fd в буфер</text:span></text:p>
        </text:list-item>
        <text:list-item>
          <text:p text:style-name="P38">ssize_t write(int __fd, const void* __buf, size_t __n) — запись байтов в буфер</text:p>
        </text:list-item>
      </text:list>
      <text:p text:style-name="P18"/>
      <text:p text:style-name="P18"/>
      <text:p text:style-name="P18"/>
      <text:p text:style-name="P18"/>
      <text:p text:style-name="P16">Главная программа создает дочерный процесс. Он открывает файл на чтение. Создаётся несколько <text:span text:style-name="T12">shm: для записи результата, передачи входного файла и размера. Создаётся mmap для считывания и записи результата и входного потока. Размер передается через int*, поэтому в mmap не нуждается, строки же нуждаются. Для синхронизации записи и чтения используется семафор.</text:span></text:p>
      <text:p text:style-name="P9">Код программы</text:p>
      <text:p text:style-name="P19"><text:span text:style-name="T14">server</text:span><text:span text:style-name="T13">.c</text:span></text:p>
      <text:p text:style-name="P20"><text:soft-page-break/>/**</text:p>
      <text:p text:style-name="P20"><text:s/>* @file server.c</text:p>
      <text:p text:style-name="P20"><text:s/>* @author your name (you@domain.com)</text:p>
      <text:p text:style-name="P20"><text:s/>* @brief</text:p>
      <text:p text:style-name="P20"><text:s/>* @version 0.1</text:p>
      <text:p text:style-name="P20"><text:s/>* @date 2024-10-02</text:p>
      <text:p text:style-name="P20"><text:s/>*</text:p>
      <text:p text:style-name="P20"><text:s/>* @copyright Copyright (c) 2024</text:p>
      <text:p text:style-name="P20"><text:s/>*</text:p>
      <text:p text:style-name="P20"><text:s/>*/</text:p>
      <text:p text:style-name="P20">#include "pool.h"</text:p>
      <text:p text:style-name="P20"/>
      <text:p text:style-name="P20">#include &lt;fcntl.h&gt;</text:p>
      <text:p text:style-name="P20">#include &lt;stdbool.h&gt;</text:p>
      <text:p text:style-name="P20">#include &lt;stdint.h&gt;</text:p>
      <text:p text:style-name="P20">#include &lt;stdio.h&gt;</text:p>
      <text:p text:style-name="P20">#include &lt;stdlib.h&gt;</text:p>
      <text:p text:style-name="P20">#include &lt;string.h&gt;</text:p>
      <text:p text:style-name="P20">#include &lt;sys/mman.h&gt;</text:p>
      <text:p text:style-name="P20">#include &lt;sys/stat.h&gt;</text:p>
      <text:p text:style-name="P20">#include &lt;sys/types.h&gt;</text:p>
      <text:p text:style-name="P20">#include &lt;sys/wait.h&gt;</text:p>
      <text:p text:style-name="P20">#include &lt;unistd.h&gt;</text:p>
      <text:p text:style-name="P20"/>
      <text:p text:style-name="P20">static char CLIENT_PROGRAM_NAME[] = "client";</text:p>
      <text:p text:style-name="P20"/>
      <text:p text:style-name="P20">int main(int argc, char** argv) {</text:p>
      <text:p text:style-name="P20"><text:s text:c="2"/>if (argc != 2) {</text:p>
      <text:p text:style-name="P20"><text:s text:c="4"/>_print(ERROR, "usage: %s filename\n", argv[0]);</text:p>
      <text:p text:style-name="P20"><text:s text:c="4"/>exit(EXIT_FAILURE);</text:p>
      <text:p text:style-name="P20"><text:s text:c="2"/>}</text:p>
      <text:p text:style-name="P20"/>
      <text:p text:style-name="P20"><text:s text:c="2"/>// хде я?</text:p>
      <text:p text:style-name="P20"><text:soft-page-break/><text:s text:c="2"/>char progpath[1024] = {0};</text:p>
      <text:p text:style-name="P20"><text:s text:c="2"/>{</text:p>
      <text:p text:style-name="P20"><text:s text:c="4"/>// собственно узнаем где</text:p>
      <text:p text:style-name="P20"><text:s text:c="4"/>ssize_t len = readlink("/proc/self/exe", progpath, sizeof(progpath) - 1);</text:p>
      <text:p text:style-name="P20"><text:s text:c="4"/>if (len == -1) {</text:p>
      <text:p text:style-name="P20"><text:s text:c="6"/>_print(ERROR, "error: failed to read full program path\n");</text:p>
      <text:p text:style-name="P20"><text:s text:c="6"/>exit(EXIT_FAILURE);</text:p>
      <text:p text:style-name="P20"><text:s text:c="4"/>}</text:p>
      <text:p text:style-name="P20"/>
      <text:p text:style-name="P20"><text:s text:c="4"/>// всё лишнее убираем</text:p>
      <text:p text:style-name="P20"><text:s text:c="4"/>while (progpath[len] != '/')</text:p>
      <text:p text:style-name="P20"><text:s text:c="6"/>--len;</text:p>
      <text:p text:style-name="P20"/>
      <text:p text:style-name="P20"><text:s text:c="4"/>progpath[len] = '\0';</text:p>
      <text:p text:style-name="P20"><text:s text:c="2"/>}</text:p>
      <text:p text:style-name="P20"/>
      <text:p text:style-name="P20"><text:s text:c="2"/>// создаем новый процесс</text:p>
      <text:p text:style-name="P20"><text:s text:c="2"/>const pid_t child = fork();</text:p>
      <text:p text:style-name="P20"/>
      <text:p text:style-name="P20"><text:s text:c="2"/>switch (child) {</text:p>
      <text:p text:style-name="P20"><text:s text:c="4"/>case -1: { <text:s/>// обработка ошибки</text:p>
      <text:p text:style-name="P20"><text:s text:c="6"/>_print(ERROR, "error: failed to spawn new process\n");</text:p>
      <text:p text:style-name="P20"><text:s text:c="6"/>exit(EXIT_FAILURE);</text:p>
      <text:p text:style-name="P20"><text:s text:c="4"/>} break;</text:p>
      <text:p text:style-name="P20"/>
      <text:p text:style-name="P20"><text:s text:c="4"/>case 0: { <text:s/>// Я - ребенок и не знаю свой PID</text:p>
      <text:p text:style-name="P20"><text:s text:c="15"/>// собственно узнаю</text:p>
      <text:p text:style-name="P20"/>
      <text:p text:style-name="P20"><text:s text:c="6"/>/* файл*/</text:p>
      <text:p text:style-name="P20"><text:s text:c="6"/>int file = open(argv[1], O_RDONLY);</text:p>
      <text:p text:style-name="P20"><text:s text:c="6"/>if (file == -1) {</text:p>
      <text:p text:style-name="P20"><text:s text:c="8"/>perror("Ошибка при открытии файла");</text:p>
      <text:p text:style-name="P20"><text:s text:c="8"/>exit(EXIT_FAILURE);</text:p>
      <text:p text:style-name="P20"><text:soft-page-break/><text:s text:c="6"/>}</text:p>
      <text:p text:style-name="P20"/>
      <text:p text:style-name="P20"><text:s text:c="6"/>struct stat file_stat;</text:p>
      <text:p text:style-name="P20"><text:s text:c="6"/>if (fstat(file, &amp;file_stat) &lt; 0) {</text:p>
      <text:p text:style-name="P20"><text:s text:c="8"/>const char msg[] = "error: failed create stat for file\n";</text:p>
      <text:p text:style-name="P20"><text:s text:c="8"/>write(STDERR_FILENO, msg, sizeof(msg));</text:p>
      <text:p text:style-name="P20"><text:s text:c="8"/>exit(EXIT_FAILURE);</text:p>
      <text:p text:style-name="P20"><text:s text:c="6"/>}</text:p>
      <text:p text:style-name="P20"/>
      <text:p text:style-name="P20"><text:s text:c="6"/>int shm_fd = shm_open(SHM_NAME, O_CREAT | O_RDWR, 0666);</text:p>
      <text:p text:style-name="P20"><text:s text:c="6"/>if (shm_fd == -1) {</text:p>
      <text:p text:style-name="P20"><text:s text:c="8"/>_print(ERROR, "%s: open failed\n", SHM_NAME);</text:p>
      <text:p text:style-name="P20"><text:s text:c="8"/>exit(EXIT_FAILURE);</text:p>
      <text:p text:style-name="P20"><text:s text:c="6"/>}</text:p>
      <text:p text:style-name="P20"/>
      <text:p text:style-name="P20"><text:s text:c="6"/>// укорачиваем файла строго до определенной длины</text:p>
      <text:p text:style-name="P20"><text:s text:c="6"/>if (ftruncate(shm_fd, file_stat.st_size) == -1) {</text:p>
      <text:p text:style-name="P20"><text:s text:c="8"/>_print(ERROR, "%s: ftruncate failed\n", SHM_NAME);</text:p>
      <text:p text:style-name="P20"><text:s text:c="8"/>close(shm_fd);</text:p>
      <text:p text:style-name="P20"><text:s text:c="8"/>shm_unlink(SHM_NAME);</text:p>
      <text:p text:style-name="P20"><text:s text:c="8"/>exit(EXIT_FAILURE);</text:p>
      <text:p text:style-name="P20"><text:s text:c="6"/>}</text:p>
      <text:p text:style-name="P20"/>
      <text:p text:style-name="P20"><text:s text:c="6"/>char* src = mmap(NULL, file_stat.st_size, PROT_READ | PROT_WRITE,</text:p>
      <text:p text:style-name="P20"><text:s text:c="23"/>MAP_SHARED, shm_fd, 0);</text:p>
      <text:p text:style-name="P20"><text:s text:c="6"/>if (src == MAP_FAILED) {</text:p>
      <text:p text:style-name="P20"><text:s text:c="8"/>_print(ERROR, "%s: mapping failed\n", SHM_NAME);</text:p>
      <text:p text:style-name="P20"><text:s text:c="8"/>close(shm_fd);</text:p>
      <text:p text:style-name="P20"><text:s text:c="8"/>shm_unlink(SHM_NAME);</text:p>
      <text:p text:style-name="P20"><text:s text:c="8"/>exit(EXIT_FAILURE);</text:p>
      <text:p text:style-name="P20"><text:s text:c="6"/>}</text:p>
      <text:p text:style-name="P20"><text:s text:c="6"/>// char buf[BUFSIZ];</text:p>
      <text:p text:style-name="P20"><text:s text:c="6"/>read(file, src, file_stat.st_size);</text:p>
      <text:p text:style-name="P20"><text:soft-page-break/><text:s text:c="6"/>// strcpy(buf, src);</text:p>
      <text:p text:style-name="P20"><text:s text:c="6"/>// fprintf(stdout, "%s\n", buf);</text:p>
      <text:p text:style-name="P20"><text:s text:c="6"/>int* FILE_SIZE = create_mmap_int("/file_size_shm\0");</text:p>
      <text:p text:style-name="P20"/>
      <text:p text:style-name="P20"><text:s text:c="6"/>*FILE_SIZE = file_stat.st_size;</text:p>
      <text:p text:style-name="P20"><text:s text:c="6"/>close(file);</text:p>
      <text:p text:style-name="P20"/>
      <text:p text:style-name="P20"><text:s text:c="6"/>/* говорим о готовности входного потока */</text:p>
      <text:p text:style-name="P20"><text:s text:c="6"/>sem_t* sem_parent_ready = sem_open(SEM_PARENT_READY, O_CREAT, 0666, 0);</text:p>
      <text:p text:style-name="P20"><text:s text:c="6"/>if (sem_parent_ready == SEM_FAILED) {</text:p>
      <text:p text:style-name="P20"><text:s text:c="8"/>perror("sem_open parent");</text:p>
      <text:p text:style-name="P20"><text:s text:c="8"/>exit(EXIT_FAILURE);</text:p>
      <text:p text:style-name="P20"><text:s text:c="6"/>}</text:p>
      <text:p text:style-name="P20"><text:s text:c="6"/>sem_post(sem_parent_ready);</text:p>
      <text:p text:style-name="P20"/>
      <text:p text:style-name="P20"><text:s text:c="6"/>{</text:p>
      <text:p text:style-name="P20"><text:s text:c="8"/>char path[1024];</text:p>
      <text:p text:style-name="P20"><text:s text:c="8"/>snprintf(path, sizeof(path) - 1, "%s/%s", progpath,</text:p>
      <text:p text:style-name="P20"><text:s text:c="17"/>CLIENT_PROGRAM_NAME);</text:p>
      <text:p text:style-name="P20"/>
      <text:p text:style-name="P20"><text:s text:c="8"/>// аргументами для клиента являтся -- сам клиент (его запускатор)б</text:p>
      <text:p text:style-name="P20"><text:s text:c="8"/>// полезные аргументы (файл)б и терминатор, ведь exec требует список с</text:p>
      <text:p text:style-name="P20"><text:s text:c="8"/>// терминирующем нулем</text:p>
      <text:p text:style-name="P20"><text:s text:c="8"/>char* const args[] = {CLIENT_PROGRAM_NAME, argv[1], NULL};</text:p>
      <text:p text:style-name="P20"/>
      <text:p text:style-name="P20"><text:s text:c="8"/>int32_t status = execv(path, args);</text:p>
      <text:p text:style-name="P20"/>
      <text:p text:style-name="P20"><text:s text:c="8"/>if (status == -1) {</text:p>
      <text:p text:style-name="P20"><text:s text:c="10"/>const char msg[] =</text:p>
      <text:p text:style-name="P20"><text:s text:c="14"/>"error: failed to exec into new exectuable image\n";</text:p>
      <text:p text:style-name="P20"><text:s text:c="10"/>write(STDERR_FILENO, msg, sizeof(msg));</text:p>
      <text:p text:style-name="P20"><text:s text:c="10"/>exit(EXIT_FAILURE);</text:p>
      <text:p text:style-name="P20"><text:s text:c="8"/>}</text:p>
      <text:p text:style-name="P20"><text:soft-page-break/><text:s text:c="6"/>}</text:p>
      <text:p text:style-name="P20"><text:s text:c="4"/>} break;</text:p>
      <text:p text:style-name="P20"/>
      <text:p text:style-name="P20"><text:s text:c="4"/>default: { <text:s/>// Я родитель и знаю PID дочерный</text:p>
      <text:p text:style-name="P20"><text:s text:c="6"/>// pid_t pid = getpid(); <text:s/>// Получаем родительский PID</text:p>
      <text:p text:style-name="P20"/>
      <text:p text:style-name="P20"><text:s text:c="6"/>// NOTE: `wait` blocks the parent until child exits</text:p>
      <text:p text:style-name="P20"><text:s text:c="6"/>// блокируем родителя до конца выполнения дочерних процессов</text:p>
      <text:p text:style-name="P20"><text:s text:c="6"/>int child_status;</text:p>
      <text:p text:style-name="P20"><text:s text:c="6"/>wait(&amp;child_status);</text:p>
      <text:p text:style-name="P20"/>
      <text:p text:style-name="P20"><text:s text:c="6"/>sem_t* sem_child_ready = sem_open(SEM_CHILD_READY, 0);</text:p>
      <text:p text:style-name="P20"><text:s text:c="6"/>sem_wait(sem_child_ready);</text:p>
      <text:p text:style-name="P20"/>
      <text:p text:style-name="P20"><text:s text:c="6"/>// чтение ответа</text:p>
      <text:p text:style-name="P20"><text:s text:c="6"/>int shm_fd;</text:p>
      <text:p text:style-name="P20"><text:s text:c="6"/>if ((shm_fd = shm_open(RES_SHM, O_RDONLY, 0666)) == -1) {</text:p>
      <text:p text:style-name="P20"><text:s text:c="8"/>_print(ERROR, "error: shm_open parrent\n");</text:p>
      <text:p text:style-name="P20"><text:s text:c="8"/>// close(shm_fd);</text:p>
      <text:p text:style-name="P20"><text:s text:c="8"/>// shm_unlink(SHM_NAME);</text:p>
      <text:p text:style-name="P20"><text:s text:c="8"/>// shm_unlink(RES_SHM);</text:p>
      <text:p text:style-name="P20"><text:s text:c="8"/>sem_unlink(SEM_PARENT_READY);</text:p>
      <text:p text:style-name="P20"><text:s text:c="8"/>sem_unlink(SEM_CHILD_READY);</text:p>
      <text:p text:style-name="P20"><text:s text:c="8"/>sem_close(sem_child_ready);</text:p>
      <text:p text:style-name="P20"><text:s text:c="8"/>exit(EXIT_FAILURE);</text:p>
      <text:p text:style-name="P20"><text:s text:c="6"/>}</text:p>
      <text:p text:style-name="P20"><text:s text:c="6"/>ftruncate(shm_fd, BUFSIZ);</text:p>
      <text:p text:style-name="P20"/>
      <text:p text:style-name="P20"><text:s text:c="6"/>char* res;</text:p>
      <text:p text:style-name="P20"><text:s text:c="6"/>if ((res = mmap(0, BUFSIZ, PROT_READ, MAP_SHARED, shm_fd, 0)) ==</text:p>
      <text:p text:style-name="P20"><text:s text:c="10"/>MAP_FAILED) {</text:p>
      <text:p text:style-name="P20"><text:s text:c="8"/>_print(ERROR, "error: res mmap parrent\n");</text:p>
      <text:p text:style-name="P20"><text:s text:c="8"/>close(shm_fd);</text:p>
      <text:p text:style-name="P20"><text:soft-page-break/><text:s text:c="8"/>shm_unlink(SHM_NAME);</text:p>
      <text:p text:style-name="P20"><text:s text:c="8"/>shm_unlink(RES_SHM);</text:p>
      <text:p text:style-name="P20"><text:s text:c="8"/>sem_unlink(SEM_PARENT_READY);</text:p>
      <text:p text:style-name="P20"><text:s text:c="8"/>sem_unlink(SEM_CHILD_READY);</text:p>
      <text:p text:style-name="P30"><text:span text:style-name="T15"><text:s text:c="8"/>sem_close(</text:span><text:span text:style-name="T16">sem_child_ready</text:span><text:span text:style-name="T15">);</text:span></text:p>
      <text:p text:style-name="P20"><text:s text:c="8"/>exit(EXIT_FAILURE);</text:p>
      <text:p text:style-name="P20"><text:s text:c="6"/>}</text:p>
      <text:p text:style-name="P20"/>
      <text:p text:style-name="P20"><text:s text:c="6"/>_print(SUCCESS, "res=%s\n", res);</text:p>
      <text:p text:style-name="P20"/>
      <text:p text:style-name="P20"><text:s text:c="6"/>if (child_status != EXIT_SUCCESS) {</text:p>
      <text:p text:style-name="P20"><text:s text:c="8"/>const char msg[] = "error: child exited with error\n";</text:p>
      <text:p text:style-name="P20"><text:s text:c="8"/>write(STDERR_FILENO, msg, sizeof(msg));</text:p>
      <text:p text:style-name="P20"><text:s text:c="8"/>perror("");</text:p>
      <text:p text:style-name="P20"><text:s text:c="8"/>close(shm_fd);</text:p>
      <text:p text:style-name="P20"><text:s text:c="8"/>shm_unlink(SHM_NAME);</text:p>
      <text:p text:style-name="P20"><text:s text:c="8"/>shm_unlink(RES_SHM);</text:p>
      <text:p text:style-name="P20"><text:s text:c="8"/>sem_unlink(SEM_PARENT_READY);</text:p>
      <text:p text:style-name="P20"><text:s text:c="8"/>sem_unlink(SEM_CHILD_READY);</text:p>
      <text:p text:style-name="P20"><text:s text:c="8"/>sem_close(sem_child_ready);</text:p>
      <text:p text:style-name="P20"><text:s text:c="8"/>exit(child_status);</text:p>
      <text:p text:style-name="P20"><text:s text:c="6"/>}</text:p>
      <text:p text:style-name="P20"/>
      <text:p text:style-name="P20"><text:s text:c="6"/>close(shm_fd);</text:p>
      <text:p text:style-name="P20"><text:s text:c="6"/>shm_unlink(SHM_NAME);</text:p>
      <text:p text:style-name="P20"><text:s text:c="6"/>shm_unlink(RES_SHM);</text:p>
      <text:p text:style-name="P20"><text:s text:c="6"/>sem_unlink(SEM_PARENT_READY);</text:p>
      <text:p text:style-name="P20"><text:s text:c="6"/>sem_unlink(SEM_CHILD_READY);</text:p>
      <text:p text:style-name="P20"><text:s text:c="6"/>sem_close(sem_child_ready);</text:p>
      <text:p text:style-name="P20"><text:s text:c="4"/>} break;</text:p>
      <text:p text:style-name="P20"><text:s text:c="2"/>}</text:p>
      <text:p text:style-name="P20">}</text:p>
      <text:p text:style-name="P21"/>
      <text:p text:style-name="P25">client.c</text:p>
      <text:p text:style-name="P21"><text:soft-page-break/>//**</text:p>
      <text:p text:style-name="P21"><text:s/>* @file client.c</text:p>
      <text:p text:style-name="P21"><text:s/>* @author your name (you@domain.com)</text:p>
      <text:p text:style-name="P21"><text:s/>* @brief</text:p>
      <text:p text:style-name="P21"><text:s/>* @version 0.1</text:p>
      <text:p text:style-name="P21"><text:s/>* @date 2024-10-02</text:p>
      <text:p text:style-name="P21"><text:s/>*</text:p>
      <text:p text:style-name="P21"><text:s/>* @copyright Copyright (c) 2024</text:p>
      <text:p text:style-name="P21"><text:s/>*</text:p>
      <text:p text:style-name="P21"><text:s/>*/</text:p>
      <text:p text:style-name="P21">#include &lt;ctype.h&gt;</text:p>
      <text:p text:style-name="P21">#include &lt;math.h&gt;</text:p>
      <text:p text:style-name="P21">#include &lt;stdbool.h&gt;</text:p>
      <text:p text:style-name="P21">#include &lt;stdint.h&gt;</text:p>
      <text:p text:style-name="P21"/>
      <text:p text:style-name="P21">#include &lt;fcntl.h&gt;</text:p>
      <text:p text:style-name="P21">#include &lt;stdio.h&gt;</text:p>
      <text:p text:style-name="P21">#include &lt;stdlib.h&gt;</text:p>
      <text:p text:style-name="P21">#include &lt;string.h&gt;</text:p>
      <text:p text:style-name="P21">#include &lt;sys/mman.h&gt;</text:p>
      <text:p text:style-name="P21">#include &lt;unistd.h&gt;</text:p>
      <text:p text:style-name="P21"/>
      <text:p text:style-name="P21">#include "pool.h"</text:p>
      <text:p text:style-name="P21"/>
      <text:p text:style-name="P21">// extern int FILE_SIZE;</text:p>
      <text:p text:style-name="P21"/>
      <text:p text:style-name="P21">float summ(const char* src) {</text:p>
      <text:p text:style-name="P21"><text:s text:c="2"/>if (src == NULL) {</text:p>
      <text:p text:style-name="P21"><text:s text:c="4"/>return 0.0;</text:p>
      <text:p text:style-name="P21"><text:s text:c="2"/>}</text:p>
      <text:p text:style-name="P21"><text:s text:c="2"/>float sum = 0.0;</text:p>
      <text:p text:style-name="P21"><text:s text:c="2"/>char* endptr;</text:p>
      <text:p text:style-name="P21"/>
      <text:p text:style-name="P21"><text:s text:c="2"/>while (*src) {</text:p>
      <text:p text:style-name="P21"><text:s text:c="4"/>while (*src &amp;&amp; !isdigit(*src) &amp;&amp; *src != '.' &amp;&amp; *src != '-' &amp;&amp;</text:p>
      <text:p text:style-name="P21"><text:s text:c="11"/>*src != '+') {</text:p>
      <text:p text:style-name="P21"><text:s text:c="6"/>++src;</text:p>
      <text:p text:style-name="P21"><text:s text:c="4"/>}</text:p>
      <text:p text:style-name="P21"/>
      <text:p text:style-name="P21"><text:s text:c="4"/>float value = strtod(src, &amp;endptr);</text:p>
      <text:p text:style-name="P21"><text:s text:c="4"/>if (value == HUGE_VAL || value == -HUGE_VAL) {</text:p>
      <text:p text:style-name="P21"><text:s text:c="6"/>return 0.0;</text:p>
      <text:p text:style-name="P21"><text:s text:c="4"/>}</text:p>
      <text:p text:style-name="P21"/>
      <text:p text:style-name="P21"><text:s text:c="4"/>if (endptr != src) {</text:p>
      <text:p text:style-name="P21"><text:s text:c="6"/>sum += value;</text:p>
      <text:p text:style-name="P21"><text:soft-page-break/><text:s text:c="6"/>src = endptr;</text:p>
      <text:p text:style-name="P21"><text:s text:c="4"/>} else {</text:p>
      <text:p text:style-name="P21"><text:s text:c="6"/>++src;</text:p>
      <text:p text:style-name="P21"><text:s text:c="4"/>}</text:p>
      <text:p text:style-name="P21"><text:s text:c="2"/>}</text:p>
      <text:p text:style-name="P21"/>
      <text:p text:style-name="P21"><text:s text:c="2"/>return sum;</text:p>
      <text:p text:style-name="P21">}</text:p>
      <text:p text:style-name="P21"/>
      <text:p text:style-name="P21">int main(int argc, char** argv) {</text:p>
      <text:p text:style-name="P21"><text:s text:c="2"/>/* Получение сигнала о том, что записано */</text:p>
      <text:p text:style-name="P21"><text:s text:c="2"/>sem_t* sem_parent_ready = sem_open(SEM_PARENT_READY, 0);</text:p>
      <text:p text:style-name="P21"><text:s text:c="2"/>sem_wait(sem_parent_ready);</text:p>
      <text:p text:style-name="P21"><text:s text:c="2"/>/* возврат размера файла */</text:p>
      <text:p text:style-name="P21"><text:s text:c="2"/>int tmp = shm_open("/file_size_shm\0", O_RDWR, 0666);</text:p>
      <text:p text:style-name="P21"><text:s text:c="2"/>if (tmp == -1) {</text:p>
      <text:p text:style-name="P21"><text:s text:c="4"/>_print(ERROR, "%s: open failed child\n", "/file_size_shm\0");</text:p>
      <text:p text:style-name="P21"><text:s text:c="4"/>exit(EXIT_FAILURE);</text:p>
      <text:p text:style-name="P21"><text:s text:c="2"/>}</text:p>
      <text:p text:style-name="P21"><text:s text:c="2"/>int* shared_variable = mmap(0, sizeof(int), PROT_READ, MAP_SHARED, tmp, 0);</text:p>
      <text:p text:style-name="P21"><text:s text:c="2"/>if (shared_variable == MAP_FAILED) {</text:p>
      <text:p text:style-name="P21"><text:s text:c="4"/>_print(ERROR, "%s: mapping failed child\n", "/file_size_shm\0");</text:p>
      <text:p text:style-name="P21"><text:s text:c="4"/>exit(EXIT_FAILURE);</text:p>
      <text:p text:style-name="P21"><text:s text:c="2"/>}</text:p>
      <text:p text:style-name="P21"/>
      <text:p text:style-name="P21"><text:s text:c="2"/>int FILE_SIZE = *shared_variable;</text:p>
      <text:p text:style-name="P21"/>
      <text:p text:style-name="P21"><text:s text:c="2"/>destroy_mmap_int(shared_variable, "/file_size_shm\0");</text:p>
      <text:p text:style-name="P21"><text:s text:c="2"/>/*=========================*/</text:p>
      <text:p text:style-name="P21"><text:s text:c="2"/>/* работа с файлом (входной поток) */</text:p>
      <text:p text:style-name="P21"><text:s text:c="2"/>int shm_fd;</text:p>
      <text:p text:style-name="P21"><text:s text:c="2"/>if ((shm_fd = shm_open(SHM_NAME, O_RDONLY, 0666)) == -1) {</text:p>
      <text:p text:style-name="P21"><text:s text:c="4"/>_print(ERROR, "error: shm_open child\n");</text:p>
      <text:p text:style-name="P21"><text:s text:c="4"/>exit(EXIT_FAILURE);</text:p>
      <text:p text:style-name="P21"><text:s text:c="2"/>}</text:p>
      <text:p text:style-name="P21"/>
      <text:p text:style-name="P21"><text:s text:c="2"/>char* src = mmap(0, FILE_SIZE, PROT_READ, MAP_SHARED, shm_fd, 0);</text:p>
      <text:p text:style-name="P21"><text:s text:c="2"/>if (src == MAP_FAILED) {</text:p>
      <text:p text:style-name="P21"><text:s text:c="4"/>_print(ERROR, "%s: mapping failed child\n", SHM_NAME);</text:p>
      <text:p text:style-name="P21"><text:s text:c="4"/>exit(EXIT_FAILURE);</text:p>
      <text:p text:style-name="P21"><text:s text:c="2"/>}</text:p>
      <text:p text:style-name="P21"/>
      <text:p text:style-name="P21"><text:s text:c="2"/>float sum = summ(src);</text:p>
      <text:p text:style-name="P21"><text:s text:c="2"/>/*=========================*/</text:p>
      <text:p text:style-name="P21"><text:s text:c="2"/>/* запись в результативную память */</text:p>
      <text:p text:style-name="P21"><text:s text:c="2"/>int res_fd;</text:p>
      <text:p text:style-name="P21"><text:s text:c="2"/>if ((res_fd = shm_open(RES_SHM, O_CREAT | O_RDWR, 0666)) == -1) {</text:p>
      <text:p text:style-name="P21"><text:soft-page-break/><text:s text:c="4"/>_print(ERROR, "error: shm_open child\n");</text:p>
      <text:p text:style-name="P21"><text:s text:c="4"/>exit(EXIT_FAILURE);</text:p>
      <text:p text:style-name="P21"><text:s text:c="2"/>}</text:p>
      <text:p text:style-name="P21"/>
      <text:p text:style-name="P21"><text:s text:c="2"/>ftruncate(res_fd, BUFSIZ);</text:p>
      <text:p text:style-name="P21"/>
      <text:p text:style-name="P21"><text:s text:c="2"/>void* ressrc = mmap(0, BUFSIZ, PROT_READ | PROT_WRITE, MAP_SHARED, res_fd, 0);</text:p>
      <text:p text:style-name="P21"><text:s text:c="2"/>if (ressrc == MAP_FAILED) {</text:p>
      <text:p text:style-name="P21"><text:s text:c="4"/>perror("mmap");</text:p>
      <text:p text:style-name="P21"><text:s text:c="4"/>exit(EXIT_FAILURE);</text:p>
      <text:p text:style-name="P21"><text:s text:c="2"/>}</text:p>
      <text:p text:style-name="P21"/>
      <text:p text:style-name="P21"><text:s text:c="2"/>if (0 == sprintf(ressrc, "%f", sum)) {</text:p>
      <text:p text:style-name="P21"><text:s text:c="4"/>perror("write result");</text:p>
      <text:p text:style-name="P21"><text:s text:c="4"/>exit(EXIT_FAILURE);</text:p>
      <text:p text:style-name="P21"><text:s text:c="2"/>}</text:p>
      <text:p text:style-name="P21"><text:s text:c="2"/>/* уведомление о готовности результата */</text:p>
      <text:p text:style-name="P21"><text:s text:c="2"/>sem_t* sem_child_ready = sem_open(SEM_CHILD_READY, O_CREAT, 0666, 0);</text:p>
      <text:p text:style-name="P21"><text:s text:c="2"/>sem_post(sem_child_ready);</text:p>
      <text:p text:style-name="P21"><text:s text:c="2"/>/*=========================*/</text:p>
      <text:p text:style-name="P21"><text:s text:c="2"/>if (-1 == munmap(src, FILE_SIZE)) {</text:p>
      <text:p text:style-name="P22"><text:s text:c="4"/>perror("munmap");</text:p>
      <text:p text:style-name="P22"><text:s text:c="4"/>exit(EXIT_FAILURE);</text:p>
      <text:p text:style-name="P22"><text:s text:c="2"/>}</text:p>
      <text:p text:style-name="P22"><text:s text:c="2"/>if (-1 == munmap(ressrc, BUFSIZ)) {</text:p>
      <text:p text:style-name="P22"><text:s text:c="4"/>perror("munmap");</text:p>
      <text:p text:style-name="P22"><text:s text:c="4"/>exit(EXIT_FAILURE);</text:p>
      <text:p text:style-name="P22"><text:s text:c="2"/>}</text:p>
      <text:p text:style-name="P21"><text:s text:c="2"/>close(shm_fd);</text:p>
      <text:p text:style-name="P21"><text:s text:c="2"/>close(res_fd);</text:p>
      <text:p text:style-name="P21"><text:s text:c="2"/>sem_close(sem_parent_ready);</text:p>
      <text:p text:style-name="P21"><text:s text:c="2"/>exit(EXIT_SUCCESS);</text:p>
      <text:p text:style-name="P21">}</text:p>
      <text:p text:style-name="P26">pool.h</text:p>
      <text:p text:style-name="P27"/>
      <text:p text:style-name="P27">extern int FILE_SIZE;</text:p>
      <text:p text:style-name="P27"/>
      <text:p text:style-name="P27">#pragma once</text:p>
      <text:p text:style-name="P27"/>
      <text:p text:style-name="P27">#include &lt;fcntl.h&gt;</text:p>
      <text:p text:style-name="P27">#include &lt;semaphore.h&gt;</text:p>
      <text:p text:style-name="P27">#include &lt;stdarg.h&gt;</text:p>
      <text:p text:style-name="P27">#include &lt;stdio.h&gt;</text:p>
      <text:p text:style-name="P27">#include &lt;string.h&gt;</text:p>
      <text:p text:style-name="P27">#include &lt;sys/mman.h&gt;</text:p>
      <text:p text:style-name="P27">#include &lt;unistd.h&gt;</text:p>
      <text:p text:style-name="P27"><text:soft-page-break/></text:p>
      <text:p text:style-name="P27">#define SEM_PARENT_READY "/sem_parent_ready"</text:p>
      <text:p text:style-name="P27">#define SEM_CHILD_READY "/sem_child_ready"</text:p>
      <text:p text:style-name="P27">#define SHM_NAME "/fileshm\0"</text:p>
      <text:p text:style-name="P27">#define RES_SHM "/resshm\0"</text:p>
      <text:p text:style-name="P27"/>
      <text:p text:style-name="P27">// размер входного файла и shm, должен быть протянут и в client.c</text:p>
      <text:p text:style-name="P27"/>
      <text:p text:style-name="P27">typedef enum PRINT_MODES {</text:p>
      <text:p text:style-name="P27"><text:s text:c="2"/>SUCCESS,</text:p>
      <text:p text:style-name="P27"><text:s text:c="2"/>ERROR,</text:p>
      <text:p text:style-name="P27">} PRINT_MODES;</text:p>
      <text:p text:style-name="P27"/>
      <text:p text:style-name="P27">int _print(char mode, char* fmt, ...) {</text:p>
      <text:p text:style-name="P27"><text:s text:c="2"/>if (fmt == NULL) {</text:p>
      <text:p text:style-name="P27"><text:s text:c="4"/>write(STDERR_FILENO, "ERROR", 6);</text:p>
      <text:p text:style-name="P27"><text:s text:c="2"/>}</text:p>
      <text:p text:style-name="P27"><text:s text:c="2"/>va_list vargs;</text:p>
      <text:p text:style-name="P27"><text:s text:c="2"/>va_start(vargs, fmt);</text:p>
      <text:p text:style-name="P27"><text:s text:c="2"/>char msg[BUFSIZ];</text:p>
      <text:p text:style-name="P27"><text:s text:c="2"/>vsprintf(msg, fmt, vargs);</text:p>
      <text:p text:style-name="P27"><text:s text:c="2"/>write(mode == ERROR ? STDERR_FILENO : STDOUT_FILENO, msg, strlen(msg));</text:p>
      <text:p text:style-name="P27"><text:s text:c="2"/>va_end(vargs);</text:p>
      <text:p text:style-name="P27"><text:s text:c="2"/>return 0;</text:p>
      <text:p text:style-name="P27">}</text:p>
      <text:p text:style-name="P27"/>
      <text:p text:style-name="P27">int* create_mmap_int(const char* name) {</text:p>
      <text:p text:style-name="P27"><text:s text:c="2"/>int new_fd = shm_open(name, O_CREAT | O_RDWR, 0666);</text:p>
      <text:p text:style-name="P27"><text:s text:c="2"/>ftruncate(new_fd, sizeof(int));</text:p>
      <text:p text:style-name="P27"/>
      <text:p text:style-name="P27"><text:s text:c="2"/>int* FILE_SIZE =</text:p>
      <text:p text:style-name="P27"><text:s text:c="6"/>mmap(0, sizeof(int), PROT_READ | PROT_WRITE, MAP_SHARED, new_fd, 0);</text:p>
      <text:p text:style-name="P27"><text:s text:c="2"/>return FILE_SIZE;</text:p>
      <text:p text:style-name="P27">}</text:p>
      <text:p text:style-name="P27"/>
      <text:p text:style-name="P27">void destroy_mmap_int(int* var, const char* name) {</text:p>
      <text:p text:style-name="P27"><text:s text:c="2"/>munmap(var, sizeof(int));</text:p>
      <text:p text:style-name="P27"><text:s text:c="2"/>shm_unlink(name);</text:p>
      <text:p text:style-name="P27">}</text:p>
      <text:p text:style-name="P31">Протокол работы программы</text:p>
      <text:p text:style-name="P32">Тестирование:</text:p>
      <text:p text:style-name="P23">lemito@lemito:~/Desktop/OSi/lab1$ cat data.base</text:p>
      <text:p text:style-name="P23">52.25 48.50 7878.0</text:p>
      <text:p text:style-name="P23">lemito@lemito:~/Desktop/OSi/lab1$ ./server data.base</text:p>
      <text:p text:style-name="P23">7978.750000</text:p>
      <text:p text:style-name="P23"><text:soft-page-break/>lemito@lemito:~/Desktop/OSi/lab1$ cat data.base</text:p>
      <text:p text:style-name="P23">0.0 a b c</text:p>
      <text:p text:style-name="P23">lemito@lemito:~/Desktop/OSi/lab1$ ./server data.base</text:p>
      <text:p text:style-name="P23">0.000000</text:p>
      <text:p text:style-name="P23"/>
      <text:p text:style-name="P33">Strace:</text:p>
      <text:p text:style-name="P24">execve("/home/lemito/Desktop/OSi/lab3/out/build/111/server", ["/home/lemito/Desktop/OSi/lab3/ou"..., "data.base"], 0x7fff0e56cdb0 /* 119 vars */) = 0</text:p>
      <text:p text:style-name="P24">brk(NULL) <text:s text:c="30"/>= 0x568f40af7000</text:p>
      <text:p text:style-name="P29">mmap(NULL, 8192, PROT_READ|PROT_WRITE, MAP_PRIVATE|MAP_ANONYMOUS, -1, 0) = 0x7499367fe000</text:p>
      <text:p text:style-name="P24">access("/etc/ld.so.preload", R_OK) <text:s text:c="5"/>= -1 ENOENT (No such file or directory)</text:p>
      <text:p text:style-name="P24">openat(AT_FDCWD, "/etc/ld.so.cache", O_RDONLY|O_CLOEXEC) = 3</text:p>
      <text:p text:style-name="P24">fstat(3, {st_mode=S_IFREG|0644, st_size=98319, ...}) = 0</text:p>
      <text:p text:style-name="P28">mmap(NULL, 98319, PROT_READ, MAP_PRIVATE, 3, 0) = 0x7499367e5000</text:p>
      <text:p text:style-name="P24">close(3) <text:s text:c="31"/>= 0</text:p>
      <text:p text:style-name="P24">openat(AT_FDCWD, "/lib/x86_64-linux-gnu/libc.so.6", O_RDONLY|O_CLOEXEC) = 3</text:p>
      <text:p text:style-name="P24">read(3, "\177ELF\2\1\1\3\0\0\0\0\0\0\0\0\3\0&gt;\0\1\0\0\0\220\243\2\0\0\0\0\0"..., 832) = 832</text:p>
      <text:p text:style-name="P24">pread64(3, "\6\0\0\0\4\0\0\0@\0\0\0\0\0\0\0@\0\0\0\0\0\0\0@\0\0\0\0\0\0\0"..., 784, 64) = 784</text:p>
      <text:p text:style-name="P24">fstat(3, {st_mode=S_IFREG|0755, st_size=2125328, ...}) = 0</text:p>
      <text:p text:style-name="P24">pread64(3, "\6\0\0\0\4\0\0\0@\0\0\0\0\0\0\0@\0\0\0\0\0\0\0@\0\0\0\0\0\0\0"..., 784, 64) = 784</text:p>
      <text:p text:style-name="P29">mmap(NULL, 2170256, PROT_READ, MAP_PRIVATE|MAP_DENYWRITE, 3, 0) = 0x749936400000</text:p>
      <text:p text:style-name="P29">mmap(0x749936428000, 1605632, PROT_READ|PROT_EXEC, MAP_PRIVATE|MAP_FIXED|MAP_DENYWRITE, 3, 0x28000) = 0x749936428000</text:p>
      <text:p text:style-name="P29">mmap(0x7499365b0000, 323584, PROT_READ, MAP_PRIVATE|MAP_FIXED|MAP_DENYWRITE, 3, 0x1b0000) = 0x7499365b0000</text:p>
      <text:p text:style-name="P29">mmap(0x7499365ff000, 24576, PROT_READ|PROT_WRITE, MAP_PRIVATE|MAP_FIXED|MAP_DENYWRITE, 3, 0x1fe000) = 0x7499365ff000</text:p>
      <text:p text:style-name="P29">mmap(0x749936605000, 52624, PROT_READ|PROT_WRITE, MAP_PRIVATE|MAP_FIXED|MAP_ANONYMOUS, -1, 0) = 0x749936605000</text:p>
      <text:p text:style-name="P24">close(3) <text:s text:c="31"/>= 0</text:p>
      <text:p text:style-name="P29">mmap(NULL, 12288, PROT_READ|PROT_WRITE, MAP_PRIVATE|MAP_ANONYMOUS, -1, 0) = 0x7499367e2000</text:p>
      <text:p text:style-name="P24"><text:soft-page-break/>arch_prctl(ARCH_SET_FS, 0x7499367e2740) = 0</text:p>
      <text:p text:style-name="P24">set_tid_address(0x7499367e2a10) <text:s text:c="8"/>= 81598</text:p>
      <text:p text:style-name="P24">set_robust_list(0x7499367e2a20, 24) <text:s text:c="4"/>= 0</text:p>
      <text:p text:style-name="P24">rseq(0x7499367e3060, 0x20, 0, 0x53053053) = 0</text:p>
      <text:p text:style-name="P24">mprotect(0x7499365ff000, 16384, PROT_READ) = 0</text:p>
      <text:p text:style-name="P24">mprotect(0x568f3ec5b000, 4096, PROT_READ) = 0</text:p>
      <text:p text:style-name="P24">mprotect(0x749936836000, 8192, PROT_READ) = 0</text:p>
      <text:p text:style-name="P24">prlimit64(0, RLIMIT_STACK, NULL, {rlim_cur=8192*1024, rlim_max=RLIM64_INFINITY}) = 0</text:p>
      <text:p text:style-name="P24">munmap(0x7499367e5000, 98319) <text:s text:c="10"/>= 0</text:p>
      <text:p text:style-name="P24">readlink("/proc/self/exe", "/home/lemito/Desktop/OSi/lab3/ou"..., 1023) = 50</text:p>
      <text:p text:style-name="P24">clone(child_stack=NULL, flags=CLONE_CHILD_CLEARTID|CLONE_CHILD_SETTID|SIGCHLD, child_tidptr=0x7499367e2a10) = 81599</text:p>
      <text:p text:style-name="P24">strace: Process 81599 attached</text:p>
      <text:p text:style-name="P24">[pid 81598] wait4(-1, <text:s/>&lt;unfinished ...&gt;</text:p>
      <text:p text:style-name="P24">[pid 81599] set_robust_list(0x7499367e2a20, 24) = 0</text:p>
      <text:p text:style-name="P24">[pid 81599] openat(AT_FDCWD, "data.base", O_RDONLY) = 3</text:p>
      <text:p text:style-name="P24">[pid 81599] fstat(3, {st_mode=S_IFREG|0664, st_size=5, ...}) = 0</text:p>
      <text:p text:style-name="P28">[pid 81599] openat(AT_FDCWD, "/dev/shm/fileshm", O_RDWR|O_CREAT|O_NOFOLLOW|O_CLOEXEC, 0666) = 4</text:p>
      <text:p text:style-name="P24">[pid 81599] ftruncate(4, 5) <text:s text:c="12"/>= 0</text:p>
      <text:p text:style-name="P28">[pid 81599] mmap(NULL, 5, PROT_READ|PROT_WRITE, MAP_SHARED, 4, 0) = 0x7499367fd000</text:p>
      <text:p text:style-name="P24">[pid 81599] read(3, "52 25", 5) <text:s text:c="8"/>= 5</text:p>
      <text:p text:style-name="P28">[pid 81599] openat(AT_FDCWD, "/dev/shm/file_size_shm", O_RDWR|O_CREAT|O_NOFOLLOW|O_CLOEXEC, 0666) = 5</text:p>
      <text:p text:style-name="P24">[pid 81599] ftruncate(5, 4) <text:s text:c="12"/>= 0</text:p>
      <text:p text:style-name="P29">[pid 81599] mmap(NULL, 4, PROT_READ|PROT_WRITE, MAP_SHARED, 5, 0) = 0x7499367fc000</text:p>
      <text:p text:style-name="P24">[pid 81599] close(3) <text:s text:c="19"/>= 0</text:p>
      <text:p text:style-name="P24">[pid 81599] openat(AT_FDCWD, "/dev/shm/sem.sem_parent_ready", O_RDWR|O_NOFOLLOW|O_CLOEXEC) = -1 ENOENT (No such file or directory)</text:p>
      <text:p text:style-name="P24">[pid 81599] getrandom("\x79\xda\xa7\x8f\xf4\x1e\x10\x90", 8, GRND_NONBLOCK) = 8</text:p>
      <text:p text:style-name="P24"><text:soft-page-break/>[pid 81599] newfstatat(AT_FDCWD, "/dev/shm/sem.t9QtFp", 0x7ffc033aeae0, AT_SYMLINK_NOFOLLOW) = -1 ENOENT (No such file or directory)</text:p>
      <text:p text:style-name="P28">[pid 81599] openat(AT_FDCWD, "/dev/shm/sem.t9QtFp", O_RDWR|O_CREAT|O_EXCL|O_NOFOLLOW|O_CLOEXEC, 0666) = 3</text:p>
      <text:p text:style-name="P24">[pid 81599] write(3, "\0\0\0\0\0\0\0\0\200\0\0\0\0\0\0\0\0\0\0\0\0\0\0\0\0\0\0\0\0\0\0\0", 32) = 32</text:p>
      <text:p text:style-name="P24">[pid 81599] mmap(NULL, 32, PROT_READ|PROT_WRITE, MAP_SHARED, 3, 0) = 0x7499367fb000</text:p>
      <text:p text:style-name="P24">[pid 81599] link("/dev/shm/sem.t9QtFp", "/dev/shm/sem.sem_parent_ready") = 0</text:p>
      <text:p text:style-name="P24">[pid 81599] fstat(3, {st_mode=S_IFREG|0664, st_size=32, ...}) = 0</text:p>
      <text:p text:style-name="P24">[pid 81599] getrandom("\x91\xbb\x17\xf6\xb5\x4c\x37\xc0", 8, GRND_NONBLOCK) = 8</text:p>
      <text:p text:style-name="P24">[pid 81599] brk(NULL) <text:s text:c="18"/>= 0x568f40af7000</text:p>
      <text:p text:style-name="P24">[pid 81599] brk(0x568f40b18000) <text:s text:c="8"/>= 0x568f40b18000</text:p>
      <text:p text:style-name="P24">[pid 81599] unlink("/dev/shm/sem.t9QtFp") = 0</text:p>
      <text:p text:style-name="P24">[pid 81599] close(3) <text:s text:c="19"/>= 0</text:p>
      <text:p text:style-name="P24">[pid 81599] execve("/home/lemito/Desktop/OSi/lab3/out/build/111/client", ["client", "data.base"], 0x7ffc033af900 /* 119 vars */) = 0</text:p>
      <text:p text:style-name="P24">[pid 81599] brk(NULL) <text:s text:c="18"/>= 0x63d023523000</text:p>
      <text:p text:style-name="P29">[pid 81599] mmap(NULL, 8192, PROT_READ|PROT_WRITE, MAP_PRIVATE|MAP_ANONYMOUS, -1, 0) = 0x71a6f1c2a000</text:p>
      <text:p text:style-name="P24">[pid 81599] access("/etc/ld.so.preload", R_OK) = -1 ENOENT (No such file or directory)</text:p>
      <text:p text:style-name="P24">[pid 81599] openat(AT_FDCWD, "/etc/ld.so.cache", O_RDONLY|O_CLOEXEC) = 3</text:p>
      <text:p text:style-name="P24">[pid 81599] fstat(3, {st_mode=S_IFREG|0644, st_size=98319, ...}) = 0</text:p>
      <text:p text:style-name="P24">[pid 81599] mmap(NULL, 98319, PROT_READ, MAP_PRIVATE, 3, 0) = 0x71a6f1c11000</text:p>
      <text:p text:style-name="P24">[pid 81599] close(3) <text:s text:c="19"/>= 0</text:p>
      <text:p text:style-name="P24">[pid 81599] openat(AT_FDCWD, "/lib/x86_64-linux-gnu/libc.so.6", O_RDONLY|O_CLOEXEC) = 3</text:p>
      <text:p text:style-name="P24">[pid 81599] read(3, "\177ELF\2\1\1\3\0\0\0\0\0\0\0\0\3\0&gt;\0\1\0\0\0\220\243\2\0\0\0\0\0"..., 832) = 832</text:p>
      <text:p text:style-name="P24">[pid 81599] pread64(3, "\6\0\0\0\4\0\0\0@\0\0\0\0\0\0\0@\0\0\0\0\0\0\0@\0\0\0\0\0\0\0"..., 784, 64) = 784</text:p>
      <text:p text:style-name="P24">[pid 81599] fstat(3, {st_mode=S_IFREG|0755, st_size=2125328, ...}) = 0</text:p>
      <text:p text:style-name="P24">[pid 81599] pread64(3, "\6\0\0\0\4\0\0\0@\0\0\0\0\0\0\0@\0\0\0\0\0\0\0@\0\0\0\0\0\0\0"..., 784, 64) = 784</text:p>
      <text:p text:style-name="P29">[pid 81599] mmap(NULL, 2170256, PROT_READ, MAP_PRIVATE|MAP_DENYWRITE, 3, 0) = 0x71a6f1800000</text:p>
      <text:p text:style-name="P29"><text:soft-page-break/>[pid 81599] mmap(0x71a6f1828000, 1605632, PROT_READ|PROT_EXEC, MAP_PRIVATE|MAP_FIXED|MAP_DENYWRITE, 3, 0x28000) = 0x71a6f1828000</text:p>
      <text:p text:style-name="P29">[pid 81599] mmap(0x71a6f19b0000, 323584, PROT_READ, MAP_PRIVATE|MAP_FIXED|MAP_DENYWRITE, 3, 0x1b0000) = 0x71a6f19b0000</text:p>
      <text:p text:style-name="P29">[pid 81599] mmap(0x71a6f19ff000, 24576, PROT_READ|PROT_WRITE, MAP_PRIVATE|MAP_FIXED|MAP_DENYWRITE, 3, 0x1fe000) = 0x71a6f19ff000</text:p>
      <text:p text:style-name="P29">[pid 81599] mmap(0x71a6f1a05000, 52624, PROT_READ|PROT_WRITE, MAP_PRIVATE|MAP_FIXED|MAP_ANONYMOUS, -1, 0) = 0x71a6f1a05000</text:p>
      <text:p text:style-name="P24">[pid 81599] close(3) <text:s text:c="19"/>= 0</text:p>
      <text:p text:style-name="P29">[pid 81599] mmap(NULL, 12288, PROT_READ|PROT_WRITE, MAP_PRIVATE|MAP_ANONYMOUS, -1, 0) = 0x71a6f1c0e000</text:p>
      <text:p text:style-name="P24">[pid 81599] arch_prctl(ARCH_SET_FS, 0x71a6f1c0e740) = 0</text:p>
      <text:p text:style-name="P24">[pid 81599] set_tid_address(0x71a6f1c0ea10) = 81599</text:p>
      <text:p text:style-name="P24">[pid 81599] set_robust_list(0x71a6f1c0ea20, 24) = 0</text:p>
      <text:p text:style-name="P24">[pid 81599] rseq(0x71a6f1c0f060, 0x20, 0, 0x53053053) = 0</text:p>
      <text:p text:style-name="P24">[pid 81599] mprotect(0x71a6f19ff000, 16384, PROT_READ) = 0</text:p>
      <text:p text:style-name="P24">[pid 81599] mprotect(0x63d022bf4000, 4096, PROT_READ) = 0</text:p>
      <text:p text:style-name="P24">[pid 81599] mprotect(0x71a6f1c62000, 8192, PROT_READ) = 0</text:p>
      <text:p text:style-name="P24">[pid 81599] prlimit64(0, RLIMIT_STACK, NULL, {rlim_cur=8192*1024, rlim_max=RLIM64_INFINITY}) = 0</text:p>
      <text:p text:style-name="P24">[pid 81599] munmap(0x71a6f1c11000, 98319) = 0</text:p>
      <text:p text:style-name="P28">[pid 81599] openat(AT_FDCWD, "/dev/shm/sem.sem_parent_ready", O_RDWR|O_NOFOLLOW|O_CLOEXEC) = 3</text:p>
      <text:p text:style-name="P24">[pid 81599] fstat(3, {st_mode=S_IFREG|0664, st_size=32, ...}) = 0</text:p>
      <text:p text:style-name="P24">[pid 81599] getrandom("\x9f\x12\x4c\x92\x57\xce\x78\x64", 8, GRND_NONBLOCK) = 8</text:p>
      <text:p text:style-name="P24">[pid 81599] brk(NULL) <text:s text:c="18"/>= 0x63d023523000</text:p>
      <text:p text:style-name="P24">[pid 81599] brk(0x63d023544000) <text:s text:c="8"/>= 0x63d023544000</text:p>
      <text:p text:style-name="P28">[pid 81599] mmap(NULL, 32, PROT_READ|PROT_WRITE, MAP_SHARED, 3, 0) = 0x71a6f1c29000</text:p>
      <text:p text:style-name="P24">[pid 81599] close(3) <text:s text:c="19"/>= 0</text:p>
      <text:p text:style-name="P28">[pid 81599] openat(AT_FDCWD, "/dev/shm/file_size_shm", O_RDWR|O_NOFOLLOW|O_CLOEXEC) = 3</text:p>
      <text:p text:style-name="P29">[pid 81599] mmap(NULL, 4, PROT_READ, MAP_SHARED, 3, 0) = 0x71a6f1c28000</text:p>
      <text:p text:style-name="P24"><text:soft-page-break/>[pid 81599] munmap(0x71a6f1c28000, 4) <text:s text:c="2"/>= 0</text:p>
      <text:p text:style-name="P24">[pid 81599] unlink("/dev/shm/file_size_shm") = 0</text:p>
      <text:p text:style-name="P28">[pid 81599] openat(AT_FDCWD, "/dev/shm/fileshm", O_RDONLY|O_NOFOLLOW|O_CLOEXEC) = 4</text:p>
      <text:p text:style-name="P29">[pid 81599] mmap(NULL, 5, PROT_READ, MAP_SHARED, 4, 0) = 0x71a6f1c28000</text:p>
      <text:p text:style-name="P28">[pid 81599] openat(AT_FDCWD, "/dev/shm/resshm", O_RDWR|O_CREAT|O_NOFOLLOW|O_CLOEXEC, 0666) = 5</text:p>
      <text:p text:style-name="P24">[pid 81599] ftruncate(5, 8192) <text:s text:c="9"/>= 0</text:p>
      <text:p text:style-name="P28">[pid 81599] mmap(NULL, 8192, PROT_READ|PROT_WRITE, MAP_SHARED, 5, 0) = 0x71a6f1c26000</text:p>
      <text:p text:style-name="P29">[pid 81599] openat(AT_FDCWD, "/dev/shm/sem.sem_child_ready", O_RDWR|O_NOFOLLOW|O_CLOEXEC) = -1 ENOENT (No such file or directory)</text:p>
      <text:p text:style-name="P24">[pid 81599] getrandom("\x2a\xdf\xcc\xc9\x16\x20\x4d\xfa", 8, GRND_NONBLOCK) = 8</text:p>
      <text:p text:style-name="P24">[pid 81599] getrandom("\xcb\x2b\x94\xb7\xcb\x59\xd1\xa3", 8, GRND_NONBLOCK) = 8</text:p>
      <text:p text:style-name="P24">[pid 81599] newfstatat(AT_FDCWD, "/dev/shm/sem.flZg6n", 0x7fff4ad944e0, AT_SYMLINK_NOFOLLOW) = -1 ENOENT (No such file or directory)</text:p>
      <text:p text:style-name="P28">[pid 81599] openat(AT_FDCWD, "/dev/shm/sem.flZg6n", O_RDWR|O_CREAT|O_EXCL|O_NOFOLLOW|O_CLOEXEC, 0666) = 6</text:p>
      <text:p text:style-name="P24">[pid 81599] write(6, "\0\0\0\0\0\0\0\0\200\0\0\0\0\0\0\0\0\0\0\0\0\0\0\0\0\0\0\0\0\0\0\0", 32) = 32</text:p>
      <text:p text:style-name="P28">[pid 81599] mmap(NULL, 32, PROT_READ|PROT_WRITE, MAP_SHARED, 6, 0) = 0x71a6f1c25000</text:p>
      <text:p text:style-name="P24">[pid 81599] link("/dev/shm/sem.flZg6n", "/dev/shm/sem.sem_child_ready") = 0</text:p>
      <text:p text:style-name="P24">[pid 81599] fstat(6, {st_mode=S_IFREG|0664, st_size=32, ...}) = 0</text:p>
      <text:p text:style-name="P24">[pid 81599] unlink("/dev/shm/sem.flZg6n") = 0</text:p>
      <text:p text:style-name="P24">[pid 81599] close(6) <text:s text:c="19"/>= 0</text:p>
      <text:p text:style-name="P24">[pid 81599] munmap(0x71a6f1c28000, 5) <text:s text:c="2"/>= 0</text:p>
      <text:p text:style-name="P24">[pid 81599] munmap(0x71a6f1c26000, 8192) = 0</text:p>
      <text:p text:style-name="P24">[pid 81599] close(4) <text:s text:c="19"/>= 0</text:p>
      <text:p text:style-name="P24">[pid 81599] close(5) <text:s text:c="19"/>= 0</text:p>
      <text:p text:style-name="P24">[pid 81599] munmap(0x71a6f1c29000, 32) <text:s/>= 0</text:p>
      <text:p text:style-name="P24">[pid 81599] exit_group(0) <text:s text:c="14"/>= ?</text:p>
      <text:p text:style-name="P24">[pid 81599] +++ exited with 0 +++</text:p>
      <text:p text:style-name="P24">&lt;... wait4 resumed&gt;[{WIFEXITED(s) &amp;&amp; WEXITSTATUS(s) == 0}], 0, NULL) = 81599</text:p>
      <text:p text:style-name="P24"><text:soft-page-break/>--- SIGCHLD {si_signo=SIGCHLD, si_code=CLD_EXITED, si_pid=81599, si_uid=1000, si_status=0, si_utime=0, si_stime=0} ---</text:p>
      <text:p text:style-name="P24">openat(AT_FDCWD, "/dev/shm/sem.sem_child_ready", O_RDWR|O_NOFOLLOW|O_CLOEXEC) = 3</text:p>
      <text:p text:style-name="P24">fstat(3, {st_mode=S_IFREG|0664, st_size=32, ...}) = 0</text:p>
      <text:p text:style-name="P24">getrandom("\xdc\xdc\xc6\xf8\x0e\xdd\xf7\x69", 8, GRND_NONBLOCK) = 8</text:p>
      <text:p text:style-name="P24">brk(NULL) <text:s text:c="30"/>= 0x568f40af7000</text:p>
      <text:p text:style-name="P24">brk(0x568f40b18000) <text:s text:c="20"/>= 0x568f40b18000</text:p>
      <text:p text:style-name="P28">mmap(NULL, 32, PROT_READ|PROT_WRITE, MAP_SHARED, 3, 0) = 0x7499367fd000</text:p>
      <text:p text:style-name="P24">close(3) <text:s text:c="31"/>= 0</text:p>
      <text:p text:style-name="P28">openat(AT_FDCWD, "/dev/shm/resshm", O_RDONLY|O_NOFOLLOW|O_CLOEXEC) = 3</text:p>
      <text:p text:style-name="P24">ftruncate(3, 8192) <text:s text:c="21"/>= -1 EINVAL (Invalid argument)</text:p>
      <text:p text:style-name="P28">mmap(NULL, 8192, PROT_READ, MAP_SHARED, 3, 0) = 0x7499367fb000</text:p>
      <text:p text:style-name="P24">write(1, "res=77.000000\n", 14res=77.000000</text:p>
      <text:p text:style-name="P24">) <text:s text:c="8"/>= 14</text:p>
      <text:p text:style-name="P24">close(3) <text:s text:c="31"/>= 0</text:p>
      <text:p text:style-name="P24">unlink("/dev/shm/fileshm") <text:s text:c="13"/>= 0</text:p>
      <text:p text:style-name="P24">unlink("/dev/shm/resshm") <text:s text:c="14"/>= 0</text:p>
      <text:p text:style-name="P24">unlink("/dev/shm/sem.sem_parent_ready") = 0</text:p>
      <text:p text:style-name="P24">unlink("/dev/shm/sem.sem_child_ready") <text:s/>= 0</text:p>
      <text:p text:style-name="P24">munmap(0x7499367fd000, 32) <text:s text:c="13"/>= 0</text:p>
      <text:p text:style-name="P24">exit_group(0) <text:s text:c="26"/>= ?</text:p>
      <text:p text:style-name="P24">+++ exited with 0 +++</text:p>
      <text:p text:style-name="P9">Вывод</text:p>
      <text:p text:style-name="P14">В ходе лабораторной работы я приобрел практические навыки в управлении процессами ОС и обеспечении обмена данных между процессами посредством <text:span text:style-name="T10">shared memory и mmap</text:span>. Составить и отладить программу на языке Си, осуществляющую работу с процессами и взаимодействие между ними в одной из двух операционных систем. Проблем в ходе выполнения не возникло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nsolas" svg:font-family="Consolas" style:font-family-generic="roman" style:font-pitch="variable"/>
    <style:font-face style:name="Consolas1" svg:font-family="Consolas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4pt" fo:language="ru" fo:country="RU" style:letter-kerning="false" style:font-name-asian="Linux Libertine G" style:font-size-asian="14pt" style:language-asian="zh" style:country-asian="CN" style:font-name-complex="Linux Libertine G" style:font-size-complex="14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.1181in" fo:margin-right="0.1181in" fo:margin-top="0in" fo:margin-bottom="0.139in" style:contextual-spacing="false" fo:line-height="115%" fo:text-align="start" style:justify-single-word="false" fo:orphans="2" fo:widows="2" fo:hyphenation-ladder-count="no-limit" fo:text-indent="0.3937in" style:auto-text-indent="false" style:writing-mode="lr-tb"/>
      <style:text-properties style:use-window-font-color="true" loext:opacity="0%" style:font-name="Times New Roman" fo:font-family="'Times New Roman'" style:font-family-generic="roman" style:font-pitch="variable" fo:font-size="14pt" fo:language="ru" fo:country="RU" style:letter-kerning="false" style:font-name-asian="Calibri1" style:font-family-asian="Calibri" style:font-family-generic-asian="system" style:font-pitch-asian="variable" style:font-size-asian="14pt" style:language-asian="en" style:country-asian="US" style:font-name-complex="Linux Libertine G" style:font-family-complex="'Linux Libertine G'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normal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margin-left="0.1181in" fo:margin-right="0.1181in" fo:margin-top="0.0835in" fo:margin-bottom="0.1665in" style:contextual-spacing="false" fo:line-height="100%" fo:text-align="center" style:justify-single-word="false" fo:keep-together="always" fo:text-indent="0in" style:auto-text-indent="false" fo:keep-with-next="always"/>
      <style:text-properties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margin-left="0.1181in" fo:margin-right="0.1181in" fo:margin-top="0.139in" fo:margin-bottom="0.0835in" style:contextual-spacing="false" fo:text-align="center" style:justify-single-word="false" fo:keep-together="always" fo:text-indent="0in" style:auto-text-indent="false" fo:keep-with-next="always"/>
      <style:text-properties fo:color="#4f81bd" loext:opacity="100%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Heading_20_3" style:display-name="Heading 3" style:family="paragraph" style:next-style-name="Standard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1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Заголовок" style:family="paragraph" style:parent-style-name="normal" style:default-outline-level="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Указатель" style:family="paragraph" style:parent-style-name="normal" style:default-outline-level="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List_20_Paragraph" style:display-name="List Paragraph" style:family="paragraph" style:parent-style-name="normal" style:default-outline-level="">
      <style:paragraph-properties fo:margin-left="0.5in" fo:margin-right="0.1181in" fo:margin-top="0in" fo:margin-bottom="0.139in" style:contextual-spacing="true" fo:text-indent="0.3937in" style:auto-text-indent="false"/>
    </style:style>
    <style:style style:name="western" style:family="paragraph" style:parent-style-name="normal" style:default-outline-level="">
      <style:paragraph-properties fo:margin-left="0in" fo:margin-right="0in" fo:margin-top="0.1945in" fo:margin-bottom="0.0984in" style:contextual-spacing="false" fo:text-indent="0in" style:auto-text-indent="false"/>
      <style:text-properties fo:font-size="11pt" style:font-name-asian="Times New Roman1" style:font-family-asian="'Times New Roman'" style:font-family-generic-asian="system" style:font-pitch-asian="variable" style:font-size-asian="11pt" style:language-asian="ru" style:country-asian="RU" style:font-name-complex="Times New Roman1" style:font-family-complex="'Times New Roman'" style:font-family-generic-complex="system" style:font-pitch-complex="variable"/>
    </style:style>
    <style:style style:name="Balloon_20_Text" style:display-name="Balloon Text" style:family="paragraph" style:parent-style-name="normal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Preformatted" style:display-name="HTML Preformatted" style:family="paragraph" style:parent-style-name="normal" style:default-outline-level="">
      <style:paragraph-properties fo:margin-left="0in" fo:margin-right="0in" fo:margin-top="0in" fo:margin-bottom="0in" style:contextual-spacing="false" fo:line-height="100%" fo:text-indent="0in" style:auto-text-indent="false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Содержимое_20_таблицы" style:display-name="Содержимое таблицы" style:family="paragraph" style:parent-style-name="normal" style:default-outline-level="">
      <style:paragraph-properties fo:orphans="0" fo:widows="0" text:number-lines="false" text:line-number="0"/>
    </style:style>
    <style:style style:name="Заголовок_20_таблицы" style:display-name="Заголовок таблицы" style:family="paragraph" style:parent-style-name="Содержимое_20_таблицы" style:default-outline-level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Текст_20_в_20_заданном_20_формате" style:display-name="Текст в заданном формате" style:family="paragraph" style:parent-style-name="normal" style:default-outline-level="">
      <style:paragraph-properties fo:margin-top="0in" fo:margin-bottom="0in" style:contextual-spacing="false"/>
      <style:text-properties style:font-name="Liberation Mono" fo:font-family="'Liberation Mono'" style:font-family-generic="roman" style:font-pitch="variable" fo:font-size="10pt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Standard" style:class="extra"/>
    <style:style style:name="Default_20_Paragraph_20_Font" style:display-name="Default Paragraph Font" style:family="text"/>
    <style:style style:name="Заголовок_20_1_20_Знак" style:display-name="Заголовок 1 Знак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Linux Libertine G" style:font-family-asian="'Linux Libertine G'" style:font-family-generic-asian="system" style:font-pitch-asian="variable" style:font-size-asian="18pt" style:font-weight-asian="bold" style:font-name-complex="Linux Libertine G" style:font-family-complex="'Linux Libertine G'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Times New Roman" fo:font-family="'Times New Roman'" style:font-family-generic="roman" style:font-pitch="variable" fo:font-size="16pt" fo:font-weight="bold" style:font-name-asian="Linux Libertine G" style:font-family-asian="'Linux Libertine G'" style:font-family-generic-asian="system" style:font-pitch-asian="variable" style:font-size-asian="16pt" style:font-weight-asian="bold" style:font-name-complex="Linux Libertine G" style:font-family-complex="'Linux Libertine G'" style:font-family-generic-complex="system" style:font-pitch-complex="variable" style:font-size-complex="13pt" style:font-weight-complex="bold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as-char" svg:y="0in" style:wrap="none" style:vertical-pos="middle" style:vertical-rel="line" fo:background-color="transparent" draw:fill="none" draw:fill-color="#729fcf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loext:num-list-format="%1%●" style:num-suffix="●" text:bullet-char="●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2" text:style-name="ListLabel_20_2" loext:num-list-format="%2%○" style:num-suffix="○" text:bullet-char="○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3" text:style-name="ListLabel_20_3" loext:num-list-format="%3%■" style:num-suffix="■" text:bullet-char="■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5" text:style-name="ListLabel_20_5" loext:num-list-format="%5%○" style:num-suffix="○" text:bullet-char="○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6" text:style-name="ListLabel_20_6" loext:num-list-format="%6%■" style:num-suffix="■" text:bullet-char="■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8" text:style-name="ListLabel_20_8" loext:num-list-format="%8%○" style:num-suffix="○" text:bullet-char="○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9" text:style-name="ListLabel_20_9" loext:num-list-format="%9%■" style:num-suffix="■" text:bullet-char="■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in" fo:margin-bottom="0.5in" fo:margin-left="0.5in" fo:margin-right="0.5in" style:writing-mode="lr-tb" style:layout-grid-color="#c0c0c0" style:layout-grid-lines="27160" style:layout-grid-base-height="0.0693in" style:layout-grid-ruby-height="0in" style:layout-grid-mode="none" style:layout-grid-ruby-below="false" style:layout-grid-print="false" style:layout-grid-display="false" style:layout-grid-base-width="0.194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0-18T20:00:00</meta:creation-date>
    <meta:initial-creator>ilya</meta:initial-creator>
    <meta:generator>LibreOffice/24.2.7.2$Linux_X86_64 LibreOffice_project/420$Build-2</meta:generator>
    <dc:date>2024-12-12T17:28:49.610117543</dc:date>
    <meta:editing-duration>PT1H22M38S</meta:editing-duration>
    <meta:editing-cycles>24</meta:editing-cycles>
    <meta:print-date>2024-12-12T17:29:01.901317190</meta:print-date>
    <meta:printed-by>PDF files</meta:printed-by>
    <meta:document-statistic meta:table-count="0" meta:image-count="0" meta:object-count="0" meta:page-count="18" meta:paragraph-count="516" meta:word-count="2360" meta:character-count="22002" meta:non-whitespace-character-count="18276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